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est_Case</text:p>
          </table:table-cell>
          <table:table-cell table:style-name="ce4" office:value-type="string" calcext:value-type="string">
            <text:p>#Components</text:p>
          </table:table-cell>
          <table:table-cell table:style-name="ce4" office:value-type="string" calcext:value-type="string">
            <text:p>LRPC</text:p>
          </table:table-cell>
          <table:table-cell table:style-name="ce4" office:value-type="string" calcext:value-type="string">
            <text:p>RemSP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ARUN</text:p>
          </table:table-cell>
          <table:table-cell table:style-name="ce4" office:value-type="string" calcext:value-type="string">
            <text:p>AREMSP</text:p>
          </table:table-cell>
          <table:table-cell table:style-name="ce4" office:value-type="string" calcext:value-type="string" table:number-columns-spanned="12" table:number-rows-spanned="1">
            <text:p>PAREMSP</text:p>
          </table:table-cell>
          <table:covered-table-cell table:number-columns-repeated="11" table:style-name="ce4"/>
          <table:table-cell table:style-name="ce4" office:value-type="string" calcext:value-type="string" table:number-columns-spanned="12" table:number-rows-spanned="1">
            <text:p>PAREMSP_Count</text:p>
          </table:table-cell>
          <table:covered-table-cell table:number-columns-repeated="11" table:style-name="ce4"/>
          <table:table-cell table:style-name="ce4" table:number-columns-repeated="990"/>
          <table:table-cell table:number-columns-repeated="3"/>
        </table:table-row>
        <table:table-row table:style-name="ro2">
          <table:table-cell table:style-name="ce1"/>
          <table:table-cell table:style-name="ce5"/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table:number-columns-repeated="990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993"/>
        </table:table-row>
        <table:table-row table:style-name="ro2">
          <table:table-cell office:value-type="string" calcext:value-type="string">
            <text:p>Test_1</text:p>
          </table:table-cell>
          <table:table-cell office:value-type="float" office:value="194" calcext:value-type="float">
            <text:p>194</text:p>
          </table:table-cell>
          <table:table-cell office:value-type="float" office:value="4618.75" calcext:value-type="float">
            <text:p>4618.75</text:p>
          </table:table-cell>
          <table:table-cell office:value-type="float" office:value="4462.75" calcext:value-type="float">
            <text:p>4462.75</text:p>
          </table:table-cell>
          <table:table-cell table:style-name="ce9" office:value-type="float" office:value="4196" calcext:value-type="float">
            <text:p>4196</text:p>
          </table:table-cell>
          <table:table-cell office:value-type="float" office:value="3762.5" calcext:value-type="float">
            <text:p>3762.5</text:p>
          </table:table-cell>
          <table:table-cell office:value-type="float" office:value="3756.75" calcext:value-type="float">
            <text:p>3756.75</text:p>
          </table:table-cell>
          <table:table-cell table:style-name="ce9" office:value-type="float" office:value="2525.5" calcext:value-type="float">
            <text:p>2525.5</text:p>
          </table:table-cell>
          <table:table-cell table:style-name="ce11" table:formula="of:=[.G4]/[.H4]" office:value-type="float" office:value="1.48752722233221" calcext:value-type="float">
            <text:p>1.49</text:p>
          </table:table-cell>
          <table:table-cell office:value-type="float" office:value="1476.25" calcext:value-type="float">
            <text:p>1476.25</text:p>
          </table:table-cell>
          <table:table-cell table:style-name="ce11" table:formula="of:=[.G4]/[.J4]" office:value-type="float" office:value="2.54479254868755" calcext:value-type="float">
            <text:p>2.54</text:p>
          </table:table-cell>
          <table:table-cell office:value-type="float" office:value="1139.75" calcext:value-type="float">
            <text:p>1139.75</text:p>
          </table:table-cell>
          <table:table-cell table:style-name="ce11" table:formula="of:=[.G4]/[.L4]" office:value-type="float" office:value="3.29611756964247" calcext:value-type="float">
            <text:p>3.30</text:p>
          </table:table-cell>
          <table:table-cell table:style-name="ce9" office:value-type="float" office:value="1085" calcext:value-type="float">
            <text:p>1085</text:p>
          </table:table-cell>
          <table:table-cell table:style-name="ce11" table:formula="of:=[.G4]/[.N4]" office:value-type="float" office:value="3.46244239631336" calcext:value-type="float">
            <text:p>3.46</text:p>
          </table:table-cell>
          <table:table-cell office:value-type="float" office:value="1317.25" calcext:value-type="float">
            <text:p>1317.25</text:p>
          </table:table-cell>
          <table:table-cell table:style-name="ce11" table:formula="of:=[.G4]/[.P4]" office:value-type="float" office:value="2.85196431960524" calcext:value-type="float">
            <text:p>2.85</text:p>
          </table:table-cell>
          <table:table-cell office:value-type="float" office:value="1633.75" calcext:value-type="float">
            <text:p>1633.75</text:p>
          </table:table-cell>
          <table:table-cell table:style-name="ce11" table:formula="of:=[.G4]/[.R4]" office:value-type="float" office:value="2.29946442234124" calcext:value-type="float">
            <text:p>2.30</text:p>
          </table:table-cell>
          <table:table-cell table:style-name="ce9" office:value-type="float" office:value="2521.5" calcext:value-type="float">
            <text:p>2521.5</text:p>
          </table:table-cell>
          <table:table-cell table:style-name="ce11" table:formula="of:=[.G4]/[.T4]" office:value-type="float" office:value="1.48988697204045" calcext:value-type="float">
            <text:p>1.49</text:p>
          </table:table-cell>
          <table:table-cell office:value-type="float" office:value="1493.5" calcext:value-type="float">
            <text:p>1493.5</text:p>
          </table:table-cell>
          <table:table-cell table:style-name="ce11" table:formula="of:=[.G4]/[.V4]" office:value-type="float" office:value="2.51540006695681" calcext:value-type="float">
            <text:p>2.52</text:p>
          </table:table-cell>
          <table:table-cell office:value-type="float" office:value="1158.25" calcext:value-type="float">
            <text:p>1158.25</text:p>
          </table:table-cell>
          <table:table-cell table:style-name="ce11" table:formula="of:=[.G4]/[.X4]" office:value-type="float" office:value="3.2434707532916" calcext:value-type="float">
            <text:p>3.24</text:p>
          </table:table-cell>
          <table:table-cell table:style-name="ce9" office:value-type="float" office:value="1115.5" calcext:value-type="float">
            <text:p>1115.5</text:p>
          </table:table-cell>
          <table:table-cell table:style-name="ce11" table:formula="of:=[.G4]/[.Z4]" office:value-type="float" office:value="3.3677722994173" calcext:value-type="float">
            <text:p>3.37</text:p>
          </table:table-cell>
          <table:table-cell office:value-type="float" office:value="1321" calcext:value-type="float">
            <text:p>1321</text:p>
          </table:table-cell>
          <table:table-cell table:style-name="ce11" table:formula="of:=[.G4]/[.AB4]" office:value-type="float" office:value="2.84386828160484" calcext:value-type="float">
            <text:p>2.84</text:p>
          </table:table-cell>
          <table:table-cell office:value-type="float" office:value="1669.5" calcext:value-type="float">
            <text:p>1669.5</text:p>
          </table:table-cell>
          <table:table-cell table:style-name="ce11" table:formula="of:=[.G4]/[.AD4]" office:value-type="float" office:value="2.25022461814915" calcext:value-type="float">
            <text:p>2.2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</text:p>
          </table:table-cell>
          <table:table-cell office:value-type="float" office:value="594" calcext:value-type="float">
            <text:p>594</text:p>
          </table:table-cell>
          <table:table-cell office:value-type="float" office:value="4617" calcext:value-type="float">
            <text:p>4617</text:p>
          </table:table-cell>
          <table:table-cell office:value-type="float" office:value="4460.5" calcext:value-type="float">
            <text:p>4460.5</text:p>
          </table:table-cell>
          <table:table-cell table:style-name="ce9" office:value-type="float" office:value="4195.75" calcext:value-type="float">
            <text:p>4195.75</text:p>
          </table:table-cell>
          <table:table-cell office:value-type="float" office:value="3762.75" calcext:value-type="float">
            <text:p>3762.75</text:p>
          </table:table-cell>
          <table:table-cell office:value-type="float" office:value="3758.75" calcext:value-type="float">
            <text:p>3758.75</text:p>
          </table:table-cell>
          <table:table-cell table:style-name="ce9" office:value-type="float" office:value="7404.75" calcext:value-type="float">
            <text:p>7404.75</text:p>
          </table:table-cell>
          <table:table-cell table:style-name="ce11" table:formula="of:=[.G5]/[.H5]" office:value-type="float" office:value="0.50761335629157" calcext:value-type="float">
            <text:p>0.51</text:p>
          </table:table-cell>
          <table:table-cell office:value-type="float" office:value="4116.5" calcext:value-type="float">
            <text:p>4116.5</text:p>
          </table:table-cell>
          <table:table-cell table:style-name="ce11" table:formula="of:=[.G5]/[.J5]" office:value-type="float" office:value="0.913093647516094" calcext:value-type="float">
            <text:p>0.91</text:p>
          </table:table-cell>
          <table:table-cell office:value-type="float" office:value="3045.75" calcext:value-type="float">
            <text:p>3045.75</text:p>
          </table:table-cell>
          <table:table-cell table:style-name="ce11" table:formula="of:=[.G5]/[.L5]" office:value-type="float" office:value="1.23409669211196" calcext:value-type="float">
            <text:p>1.23</text:p>
          </table:table-cell>
          <table:table-cell table:style-name="ce9" office:value-type="float" office:value="2554.5" calcext:value-type="float">
            <text:p>2554.5</text:p>
          </table:table-cell>
          <table:table-cell table:style-name="ce11" table:formula="of:=[.G5]/[.N5]" office:value-type="float" office:value="1.47142297905657" calcext:value-type="float">
            <text:p>1.47</text:p>
          </table:table-cell>
          <table:table-cell office:value-type="float" office:value="2141.5" calcext:value-type="float">
            <text:p>2141.5</text:p>
          </table:table-cell>
          <table:table-cell table:style-name="ce11" table:formula="of:=[.G5]/[.P5]" office:value-type="float" office:value="1.75519495680598" calcext:value-type="float">
            <text:p>1.76</text:p>
          </table:table-cell>
          <table:table-cell office:value-type="float" office:value="2029.5" calcext:value-type="float">
            <text:p>2029.5</text:p>
          </table:table-cell>
          <table:table-cell table:style-name="ce11" table:formula="of:=[.G5]/[.R5]" office:value-type="float" office:value="1.85205715693521" calcext:value-type="float">
            <text:p>1.85</text:p>
          </table:table-cell>
          <table:table-cell table:style-name="ce9" office:value-type="float" office:value="7358.5" calcext:value-type="float">
            <text:p>7358.5</text:p>
          </table:table-cell>
          <table:table-cell table:style-name="ce11" table:formula="of:=[.G5]/[.T5]" office:value-type="float" office:value="0.510803832302779" calcext:value-type="float">
            <text:p>0.51</text:p>
          </table:table-cell>
          <table:table-cell office:value-type="float" office:value="4047" calcext:value-type="float">
            <text:p>4047</text:p>
          </table:table-cell>
          <table:table-cell table:style-name="ce11" table:formula="of:=[.G5]/[.V5]" office:value-type="float" office:value="0.928774400790709" calcext:value-type="float">
            <text:p>0.93</text:p>
          </table:table-cell>
          <table:table-cell office:value-type="float" office:value="3031.75" calcext:value-type="float">
            <text:p>3031.75</text:p>
          </table:table-cell>
          <table:table-cell table:style-name="ce11" table:formula="of:=[.G5]/[.X5]" office:value-type="float" office:value="1.23979549764987" calcext:value-type="float">
            <text:p>1.24</text:p>
          </table:table-cell>
          <table:table-cell table:style-name="ce9" office:value-type="float" office:value="2553.25" calcext:value-type="float">
            <text:p>2553.25</text:p>
          </table:table-cell>
          <table:table-cell table:style-name="ce11" table:formula="of:=[.G5]/[.Z5]" office:value-type="float" office:value="1.47214334671497" calcext:value-type="float">
            <text:p>1.47</text:p>
          </table:table-cell>
          <table:table-cell office:value-type="float" office:value="2220.5" calcext:value-type="float">
            <text:p>2220.5</text:p>
          </table:table-cell>
          <table:table-cell table:style-name="ce11" table:formula="of:=[.G5]/[.AB5]" office:value-type="float" office:value="1.6927493807701" calcext:value-type="float">
            <text:p>1.69</text:p>
          </table:table-cell>
          <table:table-cell office:value-type="float" office:value="2137" calcext:value-type="float">
            <text:p>2137</text:p>
          </table:table-cell>
          <table:table-cell table:style-name="ce11" table:formula="of:=[.G5]/[.AD5]" office:value-type="float" office:value="1.75889096864764" calcext:value-type="float">
            <text:p>1.7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</text:p>
          </table:table-cell>
          <table:table-cell office:value-type="float" office:value="1918" calcext:value-type="float">
            <text:p>1918</text:p>
          </table:table-cell>
          <table:table-cell office:value-type="float" office:value="45868" calcext:value-type="float">
            <text:p>45868</text:p>
          </table:table-cell>
          <table:table-cell office:value-type="float" office:value="44330" calcext:value-type="float">
            <text:p>44330</text:p>
          </table:table-cell>
          <table:table-cell table:style-name="ce9" office:value-type="float" office:value="40998" calcext:value-type="float">
            <text:p>40998</text:p>
          </table:table-cell>
          <table:table-cell office:value-type="float" office:value="36749.5" calcext:value-type="float">
            <text:p>36749.5</text:p>
          </table:table-cell>
          <table:table-cell office:value-type="float" office:value="37177" calcext:value-type="float">
            <text:p>37177</text:p>
          </table:table-cell>
          <table:table-cell table:style-name="ce9" office:value-type="float" office:value="24464" calcext:value-type="float">
            <text:p>24464</text:p>
          </table:table-cell>
          <table:table-cell table:style-name="ce11" table:formula="of:=[.G6]/[.H6]" office:value-type="float" office:value="1.51966154349248" calcext:value-type="float">
            <text:p>1.52</text:p>
          </table:table-cell>
          <table:table-cell office:value-type="float" office:value="12920.5" calcext:value-type="float">
            <text:p>12920.5</text:p>
          </table:table-cell>
          <table:table-cell table:style-name="ce11" table:formula="of:=[.G6]/[.J6]" office:value-type="float" office:value="2.87736542703456" calcext:value-type="float">
            <text:p>2.88</text:p>
          </table:table-cell>
          <table:table-cell office:value-type="float" office:value="8913.5" calcext:value-type="float">
            <text:p>8913.5</text:p>
          </table:table-cell>
          <table:table-cell table:style-name="ce11" table:formula="of:=[.G6]/[.L6]" office:value-type="float" office:value="4.17086441913951" calcext:value-type="float">
            <text:p>4.17</text:p>
          </table:table-cell>
          <table:table-cell table:style-name="ce9" office:value-type="float" office:value="7067" calcext:value-type="float">
            <text:p>7067</text:p>
          </table:table-cell>
          <table:table-cell table:style-name="ce11" table:formula="of:=[.G6]/[.N6]" office:value-type="float" office:value="5.26064808263761" calcext:value-type="float">
            <text:p>5.26</text:p>
          </table:table-cell>
          <table:table-cell office:value-type="float" office:value="4539.5" calcext:value-type="float">
            <text:p>4539.5</text:p>
          </table:table-cell>
          <table:table-cell table:style-name="ce11" table:formula="of:=[.G6]/[.P6]" office:value-type="float" office:value="8.18966846569006" calcext:value-type="float">
            <text:p>8.19</text:p>
          </table:table-cell>
          <table:table-cell office:value-type="float" office:value="4769" calcext:value-type="float">
            <text:p>4769</text:p>
          </table:table-cell>
          <table:table-cell table:style-name="ce11" table:formula="of:=[.G6]/[.R6]" office:value-type="float" office:value="7.79555462361082" calcext:value-type="float">
            <text:p>7.80</text:p>
          </table:table-cell>
          <table:table-cell table:style-name="ce9" office:value-type="float" office:value="24277.5" calcext:value-type="float">
            <text:p>24277.5</text:p>
          </table:table-cell>
          <table:table-cell table:style-name="ce11" table:formula="of:=[.G6]/[.T6]" office:value-type="float" office:value="1.53133559880548" calcext:value-type="float">
            <text:p>1.53</text:p>
          </table:table-cell>
          <table:table-cell office:value-type="float" office:value="12855.75" calcext:value-type="float">
            <text:p>12855.75</text:p>
          </table:table-cell>
          <table:table-cell table:style-name="ce11" table:formula="of:=[.G6]/[.V6]" office:value-type="float" office:value="2.89185772903176" calcext:value-type="float">
            <text:p>2.89</text:p>
          </table:table-cell>
          <table:table-cell office:value-type="float" office:value="8952.25" calcext:value-type="float">
            <text:p>8952.25</text:p>
          </table:table-cell>
          <table:table-cell table:style-name="ce11" table:formula="of:=[.G6]/[.X6]" office:value-type="float" office:value="4.15281074590187" calcext:value-type="float">
            <text:p>4.15</text:p>
          </table:table-cell>
          <table:table-cell table:style-name="ce9" office:value-type="float" office:value="7047" calcext:value-type="float">
            <text:p>7047</text:p>
          </table:table-cell>
          <table:table-cell table:style-name="ce11" table:formula="of:=[.G6]/[.Z6]" office:value-type="float" office:value="5.27557826025259" calcext:value-type="float">
            <text:p>5.28</text:p>
          </table:table-cell>
          <table:table-cell office:value-type="float" office:value="4553.25" calcext:value-type="float">
            <text:p>4553.25</text:p>
          </table:table-cell>
          <table:table-cell table:style-name="ce11" table:formula="of:=[.G6]/[.AB6]" office:value-type="float" office:value="8.16493713281722" calcext:value-type="float">
            <text:p>8.16</text:p>
          </table:table-cell>
          <table:table-cell office:value-type="float" office:value="4638.25" calcext:value-type="float">
            <text:p>4638.25</text:p>
          </table:table-cell>
          <table:table-cell table:style-name="ce11" table:formula="of:=[.G6]/[.AD6]" office:value-type="float" office:value="8.01530749743977" calcext:value-type="float">
            <text:p>8.0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</text:p>
          </table:table-cell>
          <table:table-cell office:value-type="float" office:value="4633" calcext:value-type="float">
            <text:p>4633</text:p>
          </table:table-cell>
          <table:table-cell office:value-type="float" office:value="113335.75" calcext:value-type="float">
            <text:p>113335.75</text:p>
          </table:table-cell>
          <table:table-cell office:value-type="float" office:value="109683.5" calcext:value-type="float">
            <text:p>109683.5</text:p>
          </table:table-cell>
          <table:table-cell table:style-name="ce9" office:value-type="float" office:value="101422.5" calcext:value-type="float">
            <text:p>101422.5</text:p>
          </table:table-cell>
          <table:table-cell office:value-type="float" office:value="91749.5" calcext:value-type="float">
            <text:p>91749.5</text:p>
          </table:table-cell>
          <table:table-cell office:value-type="float" office:value="92007.25" calcext:value-type="float">
            <text:p>92007.25</text:p>
          </table:table-cell>
          <table:table-cell table:style-name="ce9" office:value-type="float" office:value="62334.5" calcext:value-type="float">
            <text:p>62334.5</text:p>
          </table:table-cell>
          <table:table-cell table:style-name="ce11" table:formula="of:=[.G7]/[.H7]" office:value-type="float" office:value="1.47602451291019" calcext:value-type="float">
            <text:p>1.48</text:p>
          </table:table-cell>
          <table:table-cell office:value-type="float" office:value="32721.75" calcext:value-type="float">
            <text:p>32721.75</text:p>
          </table:table-cell>
          <table:table-cell table:style-name="ce11" table:formula="of:=[.G7]/[.J7]" office:value-type="float" office:value="2.8118071313423" calcext:value-type="float">
            <text:p>2.81</text:p>
          </table:table-cell>
          <table:table-cell office:value-type="float" office:value="22157.75" calcext:value-type="float">
            <text:p>22157.75</text:p>
          </table:table-cell>
          <table:table-cell table:style-name="ce11" table:formula="of:=[.G7]/[.L7]" office:value-type="float" office:value="4.15237332310366" calcext:value-type="float">
            <text:p>4.15</text:p>
          </table:table-cell>
          <table:table-cell table:style-name="ce9" office:value-type="float" office:value="17327.75" calcext:value-type="float">
            <text:p>17327.75</text:p>
          </table:table-cell>
          <table:table-cell table:style-name="ce11" table:formula="of:=[.G7]/[.N7]" office:value-type="float" office:value="5.30982095194125" calcext:value-type="float">
            <text:p>5.31</text:p>
          </table:table-cell>
          <table:table-cell office:value-type="float" office:value="10149.25" calcext:value-type="float">
            <text:p>10149.25</text:p>
          </table:table-cell>
          <table:table-cell table:style-name="ce11" table:formula="of:=[.G7]/[.P7]" office:value-type="float" office:value="9.06542355346454" calcext:value-type="float">
            <text:p>9.07</text:p>
          </table:table-cell>
          <table:table-cell office:value-type="float" office:value="10637.25" calcext:value-type="float">
            <text:p>10637.25</text:p>
          </table:table-cell>
          <table:table-cell table:style-name="ce11" table:formula="of:=[.G7]/[.R7]" office:value-type="float" office:value="8.64953347904769" calcext:value-type="float">
            <text:p>8.65</text:p>
          </table:table-cell>
          <table:table-cell table:style-name="ce9" office:value-type="float" office:value="61958.25" calcext:value-type="float">
            <text:p>61958.25</text:p>
          </table:table-cell>
          <table:table-cell table:style-name="ce11" table:formula="of:=[.G7]/[.T7]" office:value-type="float" office:value="1.48498787489963" calcext:value-type="float">
            <text:p>1.48</text:p>
          </table:table-cell>
          <table:table-cell office:value-type="float" office:value="32499.75" calcext:value-type="float">
            <text:p>32499.75</text:p>
          </table:table-cell>
          <table:table-cell table:style-name="ce11" table:formula="of:=[.G7]/[.V7]" office:value-type="float" office:value="2.83101408472373" calcext:value-type="float">
            <text:p>2.83</text:p>
          </table:table-cell>
          <table:table-cell office:value-type="float" office:value="22144.75" calcext:value-type="float">
            <text:p>22144.75</text:p>
          </table:table-cell>
          <table:table-cell table:style-name="ce11" table:formula="of:=[.G7]/[.X7]" office:value-type="float" office:value="4.15481095970828" calcext:value-type="float">
            <text:p>4.15</text:p>
          </table:table-cell>
          <table:table-cell table:style-name="ce9" office:value-type="float" office:value="17313.5" calcext:value-type="float">
            <text:p>17313.5</text:p>
          </table:table-cell>
          <table:table-cell table:style-name="ce11" table:formula="of:=[.G7]/[.Z7]" office:value-type="float" office:value="5.31419123805123" calcext:value-type="float">
            <text:p>5.31</text:p>
          </table:table-cell>
          <table:table-cell office:value-type="float" office:value="10152.75" calcext:value-type="float">
            <text:p>10152.75</text:p>
          </table:table-cell>
          <table:table-cell table:style-name="ce11" table:formula="of:=[.G7]/[.AB7]" office:value-type="float" office:value="9.06229839206126" calcext:value-type="float">
            <text:p>9.06</text:p>
          </table:table-cell>
          <table:table-cell office:value-type="float" office:value="10663.5" calcext:value-type="float">
            <text:p>10663.5</text:p>
          </table:table-cell>
          <table:table-cell table:style-name="ce11" table:formula="of:=[.G7]/[.AD7]" office:value-type="float" office:value="8.62824119660524" calcext:value-type="float">
            <text:p>8.6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</text:p>
          </table:table-cell>
          <table:table-cell office:value-type="float" office:value="15395" calcext:value-type="float">
            <text:p>15395</text:p>
          </table:table-cell>
          <table:table-cell office:value-type="float" office:value="370292.5" calcext:value-type="float">
            <text:p>370292.5</text:p>
          </table:table-cell>
          <table:table-cell office:value-type="float" office:value="360562.75" calcext:value-type="float">
            <text:p>360562.75</text:p>
          </table:table-cell>
          <table:table-cell table:style-name="ce9" office:value-type="float" office:value="325819.25" calcext:value-type="float">
            <text:p>325819.25</text:p>
          </table:table-cell>
          <table:table-cell office:value-type="float" office:value="296777.75" calcext:value-type="float">
            <text:p>296777.75</text:p>
          </table:table-cell>
          <table:table-cell office:value-type="float" office:value="295428.25" calcext:value-type="float">
            <text:p>295428.25</text:p>
          </table:table-cell>
          <table:table-cell table:style-name="ce9" office:value-type="float" office:value="206083.5" calcext:value-type="float">
            <text:p>206083.5</text:p>
          </table:table-cell>
          <table:table-cell table:style-name="ce11" table:formula="of:=[.G8]/[.H8]" office:value-type="float" office:value="1.43353664897966" calcext:value-type="float">
            <text:p>1.43</text:p>
          </table:table-cell>
          <table:table-cell office:value-type="float" office:value="108026.25" calcext:value-type="float">
            <text:p>108026.25</text:p>
          </table:table-cell>
          <table:table-cell table:style-name="ce11" table:formula="of:=[.G8]/[.J8]" office:value-type="float" office:value="2.73478205528749" calcext:value-type="float">
            <text:p>2.73</text:p>
          </table:table-cell>
          <table:table-cell office:value-type="float" office:value="76770.5" calcext:value-type="float">
            <text:p>76770.5</text:p>
          </table:table-cell>
          <table:table-cell table:style-name="ce11" table:formula="of:=[.G8]/[.L8]" office:value-type="float" office:value="3.84820015500746" calcext:value-type="float">
            <text:p>3.85</text:p>
          </table:table-cell>
          <table:table-cell table:style-name="ce9" office:value-type="float" office:value="60763.75" calcext:value-type="float">
            <text:p>60763.75</text:p>
          </table:table-cell>
          <table:table-cell table:style-name="ce11" table:formula="of:=[.G8]/[.N8]" office:value-type="float" office:value="4.86191602723663" calcext:value-type="float">
            <text:p>4.86</text:p>
          </table:table-cell>
          <table:table-cell office:value-type="float" office:value="34632.75" calcext:value-type="float">
            <text:p>34632.75</text:p>
          </table:table-cell>
          <table:table-cell table:style-name="ce11" table:formula="of:=[.G8]/[.P8]" office:value-type="float" office:value="8.53031451444081" calcext:value-type="float">
            <text:p>8.53</text:p>
          </table:table-cell>
          <table:table-cell office:value-type="float" office:value="33622" calcext:value-type="float">
            <text:p>33622</text:p>
          </table:table-cell>
          <table:table-cell table:style-name="ce11" table:formula="of:=[.G8]/[.R8]" office:value-type="float" office:value="8.78675420855392" calcext:value-type="float">
            <text:p>8.79</text:p>
          </table:table-cell>
          <table:table-cell table:style-name="ce9" office:value-type="float" office:value="204625.5" calcext:value-type="float">
            <text:p>204625.5</text:p>
          </table:table-cell>
          <table:table-cell table:style-name="ce11" table:formula="of:=[.G8]/[.T8]" office:value-type="float" office:value="1.44375090103628" calcext:value-type="float">
            <text:p>1.44</text:p>
          </table:table-cell>
          <table:table-cell office:value-type="float" office:value="107224" calcext:value-type="float">
            <text:p>107224</text:p>
          </table:table-cell>
          <table:table-cell table:style-name="ce11" table:formula="of:=[.G8]/[.V8]" office:value-type="float" office:value="2.75524369544132" calcext:value-type="float">
            <text:p>2.76</text:p>
          </table:table-cell>
          <table:table-cell office:value-type="float" office:value="76775.5" calcext:value-type="float">
            <text:p>76775.5</text:p>
          </table:table-cell>
          <table:table-cell table:style-name="ce11" table:formula="of:=[.G8]/[.X8]" office:value-type="float" office:value="3.84794954119478" calcext:value-type="float">
            <text:p>3.85</text:p>
          </table:table-cell>
          <table:table-cell table:style-name="ce9" office:value-type="float" office:value="60757.5" calcext:value-type="float">
            <text:p>60757.5</text:p>
          </table:table-cell>
          <table:table-cell table:style-name="ce11" table:formula="of:=[.G8]/[.Z8]" office:value-type="float" office:value="4.86241616261367" calcext:value-type="float">
            <text:p>4.86</text:p>
          </table:table-cell>
          <table:table-cell office:value-type="float" office:value="34497.5" calcext:value-type="float">
            <text:p>34497.5</text:p>
          </table:table-cell>
          <table:table-cell table:style-name="ce11" table:formula="of:=[.G8]/[.AB8]" office:value-type="float" office:value="8.56375824335097" calcext:value-type="float">
            <text:p>8.56</text:p>
          </table:table-cell>
          <table:table-cell office:value-type="float" office:value="33683.25" calcext:value-type="float">
            <text:p>33683.25</text:p>
          </table:table-cell>
          <table:table-cell table:style-name="ce11" table:formula="of:=[.G8]/[.AD8]" office:value-type="float" office:value="8.77077627604225" calcext:value-type="float">
            <text:p>8.7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</text:p>
          </table:table-cell>
          <table:table-cell office:value-type="float" office:value="54885" calcext:value-type="float">
            <text:p>54885</text:p>
          </table:table-cell>
          <table:table-cell office:value-type="float" office:value="1307274.5" calcext:value-type="float">
            <text:p>1307274.5</text:p>
          </table:table-cell>
          <table:table-cell office:value-type="float" office:value="1273826.5" calcext:value-type="float">
            <text:p>1273826.5</text:p>
          </table:table-cell>
          <table:table-cell table:style-name="ce9" office:value-type="float" office:value="1156220.75" calcext:value-type="float">
            <text:p>1156220.75</text:p>
          </table:table-cell>
          <table:table-cell office:value-type="float" office:value="1036528.5" calcext:value-type="float">
            <text:p>1036528.5</text:p>
          </table:table-cell>
          <table:table-cell office:value-type="float" office:value="1041456.75" calcext:value-type="float">
            <text:p>1041456.75</text:p>
          </table:table-cell>
          <table:table-cell table:style-name="ce9" office:value-type="float" office:value="681427.75" calcext:value-type="float">
            <text:p>681427.75</text:p>
          </table:table-cell>
          <table:table-cell table:style-name="ce11" table:formula="of:=[.G9]/[.H9]" office:value-type="float" office:value="1.52834508133841" calcext:value-type="float">
            <text:p>1.53</text:p>
          </table:table-cell>
          <table:table-cell office:value-type="float" office:value="349383" calcext:value-type="float">
            <text:p>349383</text:p>
          </table:table-cell>
          <table:table-cell table:style-name="ce11" table:formula="of:=[.G9]/[.J9]" office:value-type="float" office:value="2.98084551910081" calcext:value-type="float">
            <text:p>2.98</text:p>
          </table:table-cell>
          <table:table-cell office:value-type="float" office:value="238736" calcext:value-type="float">
            <text:p>238736</text:p>
          </table:table-cell>
          <table:table-cell table:style-name="ce11" table:formula="of:=[.G9]/[.L9]" office:value-type="float" office:value="4.36237831747202" calcext:value-type="float">
            <text:p>4.36</text:p>
          </table:table-cell>
          <table:table-cell table:style-name="ce9" office:value-type="float" office:value="187573.75" calcext:value-type="float">
            <text:p>187573.75</text:p>
          </table:table-cell>
          <table:table-cell table:style-name="ce11" table:formula="of:=[.G9]/[.N9]" office:value-type="float" office:value="5.55225211416843" calcext:value-type="float">
            <text:p>5.55</text:p>
          </table:table-cell>
          <table:table-cell office:value-type="float" office:value="121773" calcext:value-type="float">
            <text:p>121773</text:p>
          </table:table-cell>
          <table:table-cell table:style-name="ce11" table:formula="of:=[.G9]/[.P9]" office:value-type="float" office:value="8.55244389150304" calcext:value-type="float">
            <text:p>8.55</text:p>
          </table:table-cell>
          <table:table-cell office:value-type="float" office:value="123298.25" calcext:value-type="float">
            <text:p>123298.25</text:p>
          </table:table-cell>
          <table:table-cell table:style-name="ce11" table:formula="of:=[.G9]/[.R9]" office:value-type="float" office:value="8.4466466474585" calcext:value-type="float">
            <text:p>8.45</text:p>
          </table:table-cell>
          <table:table-cell table:style-name="ce9" office:value-type="float" office:value="676411" calcext:value-type="float">
            <text:p>676411</text:p>
          </table:table-cell>
          <table:table-cell table:style-name="ce11" table:formula="of:=[.G9]/[.T9]" office:value-type="float" office:value="1.53968038662884" calcext:value-type="float">
            <text:p>1.54</text:p>
          </table:table-cell>
          <table:table-cell office:value-type="float" office:value="348580" calcext:value-type="float">
            <text:p>348580</text:p>
          </table:table-cell>
          <table:table-cell table:style-name="ce11" table:formula="of:=[.G9]/[.V9]" office:value-type="float" office:value="2.98771228986172" calcext:value-type="float">
            <text:p>2.99</text:p>
          </table:table-cell>
          <table:table-cell office:value-type="float" office:value="238941.5" calcext:value-type="float">
            <text:p>238941.5</text:p>
          </table:table-cell>
          <table:table-cell table:style-name="ce11" table:formula="of:=[.G9]/[.X9]" office:value-type="float" office:value="4.35862648388832" calcext:value-type="float">
            <text:p>4.36</text:p>
          </table:table-cell>
          <table:table-cell table:style-name="ce9" office:value-type="float" office:value="187401" calcext:value-type="float">
            <text:p>187401</text:p>
          </table:table-cell>
          <table:table-cell table:style-name="ce11" table:formula="of:=[.G9]/[.Z9]" office:value-type="float" office:value="5.55737029151392" calcext:value-type="float">
            <text:p>5.56</text:p>
          </table:table-cell>
          <table:table-cell office:value-type="float" office:value="121330.5" calcext:value-type="float">
            <text:p>121330.5</text:p>
          </table:table-cell>
          <table:table-cell table:style-name="ce11" table:formula="of:=[.G9]/[.AB9]" office:value-type="float" office:value="8.5836351947779" calcext:value-type="float">
            <text:p>8.58</text:p>
          </table:table-cell>
          <table:table-cell office:value-type="float" office:value="123678.75" calcext:value-type="float">
            <text:p>123678.75</text:p>
          </table:table-cell>
          <table:table-cell table:style-name="ce11" table:formula="of:=[.G9]/[.AD9]" office:value-type="float" office:value="8.42066038021891" calcext:value-type="float">
            <text:p>8.42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7"/>
          <table:table-cell table:style-name="ce8" table:formula="of:=MIN([.C4:.C9])" office:value-type="float" office:value="4617" calcext:value-type="float">
            <text:p>4617.00</text:p>
          </table:table-cell>
          <table:table-cell table:style-name="ce8" table:formula="of:=MIN([.D4:.D9])" office:value-type="float" office:value="4460.5" calcext:value-type="float">
            <text:p>4460.50</text:p>
          </table:table-cell>
          <table:table-cell table:style-name="ce8" table:formula="of:=MIN([.E4:.E9])" office:value-type="float" office:value="4195.75" calcext:value-type="float">
            <text:p>4195.75</text:p>
          </table:table-cell>
          <table:table-cell table:style-name="ce8" table:formula="of:=MIN([.F4:.F9])" office:value-type="float" office:value="3762.5" calcext:value-type="float">
            <text:p>3762.50</text:p>
          </table:table-cell>
          <table:table-cell table:style-name="ce8" table:formula="of:=MIN([.G4:.G9])" office:value-type="float" office:value="3756.75" calcext:value-type="float">
            <text:p>3756.75</text:p>
          </table:table-cell>
          <table:table-cell table:style-name="ce8" table:formula="of:=MIN([.H4:.H9])" office:value-type="float" office:value="2525.5" calcext:value-type="float">
            <text:p>2525.50</text:p>
          </table:table-cell>
          <table:table-cell table:style-name="ce8" table:formula="of:=MIN([.I4:.I9])" office:value-type="float" office:value="0.50761335629157" calcext:value-type="float">
            <text:p>0.51</text:p>
          </table:table-cell>
          <table:table-cell table:style-name="ce8" table:formula="of:=MIN([.J4:.J9])" office:value-type="float" office:value="1476.25" calcext:value-type="float">
            <text:p>1476.25</text:p>
          </table:table-cell>
          <table:table-cell table:style-name="ce8" table:formula="of:=MIN([.K4:.K9])" office:value-type="float" office:value="0.913093647516094" calcext:value-type="float">
            <text:p>0.91</text:p>
          </table:table-cell>
          <table:table-cell table:style-name="ce8" table:formula="of:=MIN([.L4:.L9])" office:value-type="float" office:value="1139.75" calcext:value-type="float">
            <text:p>1139.75</text:p>
          </table:table-cell>
          <table:table-cell table:style-name="ce8" table:formula="of:=MIN([.M4:.M9])" office:value-type="float" office:value="1.23409669211196" calcext:value-type="float">
            <text:p>1.23</text:p>
          </table:table-cell>
          <table:table-cell table:style-name="ce8" table:formula="of:=MIN([.N4:.N9])" office:value-type="float" office:value="1085" calcext:value-type="float">
            <text:p>1085.00</text:p>
          </table:table-cell>
          <table:table-cell table:style-name="ce8" table:formula="of:=MIN([.O4:.O9])" office:value-type="float" office:value="1.47142297905657" calcext:value-type="float">
            <text:p>1.47</text:p>
          </table:table-cell>
          <table:table-cell table:style-name="ce8" table:formula="of:=MIN([.P4:.P9])" office:value-type="float" office:value="1317.25" calcext:value-type="float">
            <text:p>1317.25</text:p>
          </table:table-cell>
          <table:table-cell table:style-name="ce8" table:formula="of:=MIN([.Q4:.Q9])" office:value-type="float" office:value="1.75519495680598" calcext:value-type="float">
            <text:p>1.76</text:p>
          </table:table-cell>
          <table:table-cell table:style-name="ce8" table:formula="of:=MIN([.R4:.R9])" office:value-type="float" office:value="1633.75" calcext:value-type="float">
            <text:p>1633.75</text:p>
          </table:table-cell>
          <table:table-cell table:style-name="ce8" table:formula="of:=MIN([.S4:.S9])" office:value-type="float" office:value="1.85205715693521" calcext:value-type="float">
            <text:p>1.85</text:p>
          </table:table-cell>
          <table:table-cell table:style-name="ce8" table:formula="of:=MIN([.T4:.T9])" office:value-type="float" office:value="2521.5" calcext:value-type="float">
            <text:p>2521.50</text:p>
          </table:table-cell>
          <table:table-cell table:style-name="ce8" table:formula="of:=MIN([.U4:.U9])" office:value-type="float" office:value="0.510803832302779" calcext:value-type="float">
            <text:p>0.51</text:p>
          </table:table-cell>
          <table:table-cell table:style-name="ce8" table:formula="of:=MIN([.V4:.V9])" office:value-type="float" office:value="1493.5" calcext:value-type="float">
            <text:p>1493.50</text:p>
          </table:table-cell>
          <table:table-cell table:style-name="ce8" table:formula="of:=MIN([.W4:.W9])" office:value-type="float" office:value="0.928774400790709" calcext:value-type="float">
            <text:p>0.93</text:p>
          </table:table-cell>
          <table:table-cell table:style-name="ce8" table:formula="of:=MIN([.X4:.X9])" office:value-type="float" office:value="1158.25" calcext:value-type="float">
            <text:p>1158.25</text:p>
          </table:table-cell>
          <table:table-cell table:style-name="ce8" table:formula="of:=MIN([.Y4:.Y9])" office:value-type="float" office:value="1.23979549764987" calcext:value-type="float">
            <text:p>1.24</text:p>
          </table:table-cell>
          <table:table-cell table:style-name="ce8" table:formula="of:=MIN([.Z4:.Z9])" office:value-type="float" office:value="1115.5" calcext:value-type="float">
            <text:p>1115.50</text:p>
          </table:table-cell>
          <table:table-cell table:style-name="ce8" table:formula="of:=MIN([.AA4:.AA9])" office:value-type="float" office:value="1.47214334671497" calcext:value-type="float">
            <text:p>1.47</text:p>
          </table:table-cell>
          <table:table-cell table:style-name="ce8" table:formula="of:=MIN([.AB4:.AB9])" office:value-type="float" office:value="1321" calcext:value-type="float">
            <text:p>1321.00</text:p>
          </table:table-cell>
          <table:table-cell table:style-name="ce8" table:formula="of:=MIN([.AC4:.AC9])" office:value-type="float" office:value="1.6927493807701" calcext:value-type="float">
            <text:p>1.69</text:p>
          </table:table-cell>
          <table:table-cell table:style-name="ce8" table:formula="of:=MIN([.AD4:.AD9])" office:value-type="float" office:value="1669.5" calcext:value-type="float">
            <text:p>1669.50</text:p>
          </table:table-cell>
          <table:table-cell table:style-name="ce8" table:formula="of:=MIN([.AE4:.AE9])" office:value-type="float" office:value="1.75889096864764" calcext:value-type="float">
            <text:p>1.76</text:p>
          </table:table-cell>
          <table:table-cell table:style-name="ce8" table:number-columns-repeated="993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7"/>
          <table:table-cell table:style-name="ce8" table:formula="of:=MAX([.C4:.C9])" office:value-type="float" office:value="1307274.5" calcext:value-type="float">
            <text:p>1307274.50</text:p>
          </table:table-cell>
          <table:table-cell table:style-name="ce8" table:formula="of:=MAX([.D4:.D9])" office:value-type="float" office:value="1273826.5" calcext:value-type="float">
            <text:p>1273826.50</text:p>
          </table:table-cell>
          <table:table-cell table:style-name="ce8" table:formula="of:=MAX([.E4:.E9])" office:value-type="float" office:value="1156220.75" calcext:value-type="float">
            <text:p>1156220.75</text:p>
          </table:table-cell>
          <table:table-cell table:style-name="ce8" table:formula="of:=MAX([.F4:.F9])" office:value-type="float" office:value="1036528.5" calcext:value-type="float">
            <text:p>1036528.50</text:p>
          </table:table-cell>
          <table:table-cell table:style-name="ce8" table:formula="of:=MAX([.G4:.G9])" office:value-type="float" office:value="1041456.75" calcext:value-type="float">
            <text:p>1041456.75</text:p>
          </table:table-cell>
          <table:table-cell table:style-name="ce8" table:formula="of:=MAX([.H4:.H9])" office:value-type="float" office:value="681427.75" calcext:value-type="float">
            <text:p>681427.75</text:p>
          </table:table-cell>
          <table:table-cell table:style-name="ce8" table:formula="of:=MAX([.I4:.I9])" office:value-type="float" office:value="1.52834508133841" calcext:value-type="float">
            <text:p>1.53</text:p>
          </table:table-cell>
          <table:table-cell table:style-name="ce8" table:formula="of:=MAX([.J4:.J9])" office:value-type="float" office:value="349383" calcext:value-type="float">
            <text:p>349383.00</text:p>
          </table:table-cell>
          <table:table-cell table:style-name="ce8" table:formula="of:=MAX([.K4:.K9])" office:value-type="float" office:value="2.98084551910081" calcext:value-type="float">
            <text:p>2.98</text:p>
          </table:table-cell>
          <table:table-cell table:style-name="ce8" table:formula="of:=MAX([.L4:.L9])" office:value-type="float" office:value="238736" calcext:value-type="float">
            <text:p>238736.00</text:p>
          </table:table-cell>
          <table:table-cell table:style-name="ce8" table:formula="of:=MAX([.M4:.M9])" office:value-type="float" office:value="4.36237831747202" calcext:value-type="float">
            <text:p>4.36</text:p>
          </table:table-cell>
          <table:table-cell table:style-name="ce8" table:formula="of:=MAX([.N4:.N9])" office:value-type="float" office:value="187573.75" calcext:value-type="float">
            <text:p>187573.75</text:p>
          </table:table-cell>
          <table:table-cell table:style-name="ce8" table:formula="of:=MAX([.O4:.O9])" office:value-type="float" office:value="5.55225211416843" calcext:value-type="float">
            <text:p>5.55</text:p>
          </table:table-cell>
          <table:table-cell table:style-name="ce8" table:formula="of:=MAX([.P4:.P9])" office:value-type="float" office:value="121773" calcext:value-type="float">
            <text:p>121773.00</text:p>
          </table:table-cell>
          <table:table-cell table:style-name="ce8" table:formula="of:=MAX([.Q4:.Q9])" office:value-type="float" office:value="9.06542355346454" calcext:value-type="float">
            <text:p>9.07</text:p>
          </table:table-cell>
          <table:table-cell table:style-name="ce8" table:formula="of:=MAX([.R4:.R9])" office:value-type="float" office:value="123298.25" calcext:value-type="float">
            <text:p>123298.25</text:p>
          </table:table-cell>
          <table:table-cell table:style-name="ce8" table:formula="of:=MAX([.S4:.S9])" office:value-type="float" office:value="8.78675420855392" calcext:value-type="float">
            <text:p>8.79</text:p>
          </table:table-cell>
          <table:table-cell table:style-name="ce8" table:formula="of:=MAX([.T4:.T9])" office:value-type="float" office:value="676411" calcext:value-type="float">
            <text:p>676411.00</text:p>
          </table:table-cell>
          <table:table-cell table:style-name="ce8" table:formula="of:=MAX([.U4:.U9])" office:value-type="float" office:value="1.53968038662884" calcext:value-type="float">
            <text:p>1.54</text:p>
          </table:table-cell>
          <table:table-cell table:style-name="ce8" table:formula="of:=MAX([.V4:.V9])" office:value-type="float" office:value="348580" calcext:value-type="float">
            <text:p>348580.00</text:p>
          </table:table-cell>
          <table:table-cell table:style-name="ce8" table:formula="of:=MAX([.W4:.W9])" office:value-type="float" office:value="2.98771228986172" calcext:value-type="float">
            <text:p>2.99</text:p>
          </table:table-cell>
          <table:table-cell table:style-name="ce8" table:formula="of:=MAX([.X4:.X9])" office:value-type="float" office:value="238941.5" calcext:value-type="float">
            <text:p>238941.50</text:p>
          </table:table-cell>
          <table:table-cell table:style-name="ce8" table:formula="of:=MAX([.Y4:.Y9])" office:value-type="float" office:value="4.35862648388832" calcext:value-type="float">
            <text:p>4.36</text:p>
          </table:table-cell>
          <table:table-cell table:style-name="ce8" table:formula="of:=MAX([.Z4:.Z9])" office:value-type="float" office:value="187401" calcext:value-type="float">
            <text:p>187401.00</text:p>
          </table:table-cell>
          <table:table-cell table:style-name="ce8" table:formula="of:=MAX([.AA4:.AA9])" office:value-type="float" office:value="5.55737029151392" calcext:value-type="float">
            <text:p>5.56</text:p>
          </table:table-cell>
          <table:table-cell table:style-name="ce8" table:formula="of:=MAX([.AB4:.AB9])" office:value-type="float" office:value="121330.5" calcext:value-type="float">
            <text:p>121330.50</text:p>
          </table:table-cell>
          <table:table-cell table:style-name="ce8" table:formula="of:=MAX([.AC4:.AC9])" office:value-type="float" office:value="9.06229839206126" calcext:value-type="float">
            <text:p>9.06</text:p>
          </table:table-cell>
          <table:table-cell table:style-name="ce8" table:formula="of:=MAX([.AD4:.AD9])" office:value-type="float" office:value="123678.75" calcext:value-type="float">
            <text:p>123678.75</text:p>
          </table:table-cell>
          <table:table-cell table:style-name="ce8" table:formula="of:=MAX([.AE4:.AE9])" office:value-type="float" office:value="8.77077627604225" calcext:value-type="float">
            <text:p>8.77</text:p>
          </table:table-cell>
          <table:table-cell table:style-name="ce8" table:number-columns-repeated="993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7"/>
          <table:table-cell table:style-name="ce8" table:formula="of:=AVERAGE([.C4:.C9])" office:value-type="float" office:value="307667.75" calcext:value-type="float">
            <text:p>307667.75</text:p>
          </table:table-cell>
          <table:table-cell table:style-name="ce8" table:formula="of:=AVERAGE([.D4:.D9])" office:value-type="float" office:value="299554.333333333" calcext:value-type="float">
            <text:p>299554.33</text:p>
          </table:table-cell>
          <table:table-cell table:style-name="ce8" table:formula="of:=AVERAGE([.E4:.E9])" office:value-type="float" office:value="272142.041666667" calcext:value-type="float">
            <text:p>272142.04</text:p>
          </table:table-cell>
          <table:table-cell table:style-name="ce8" table:formula="of:=AVERAGE([.F4:.F9])" office:value-type="float" office:value="244888.416666667" calcext:value-type="float">
            <text:p>244888.42</text:p>
          </table:table-cell>
          <table:table-cell table:style-name="ce8" table:formula="of:=AVERAGE([.G4:.G9])" office:value-type="float" office:value="245597.458333333" calcext:value-type="float">
            <text:p>245597.46</text:p>
          </table:table-cell>
          <table:table-cell table:style-name="ce8" table:formula="of:=AVERAGE([.H4:.H9])" office:value-type="float" office:value="164040" calcext:value-type="float">
            <text:p>164040.00</text:p>
          </table:table-cell>
          <table:table-cell table:style-name="ce8" table:formula="of:=AVERAGE([.I4:.I9])" office:value-type="float" office:value="1.32545139422409" calcext:value-type="float">
            <text:p>1.33</text:p>
          </table:table-cell>
          <table:table-cell table:style-name="ce8" table:formula="of:=AVERAGE([.J4:.J9])" office:value-type="float" office:value="84774.0416666667" calcext:value-type="float">
            <text:p>84774.04</text:p>
          </table:table-cell>
          <table:table-cell table:style-name="ce8" table:formula="of:=AVERAGE([.K4:.K9])" office:value-type="float" office:value="2.47711438816147" calcext:value-type="float">
            <text:p>2.48</text:p>
          </table:table-cell>
          <table:table-cell table:style-name="ce8" table:formula="of:=AVERAGE([.L4:.L9])" office:value-type="float" office:value="58460.5416666667" calcext:value-type="float">
            <text:p>58460.54</text:p>
          </table:table-cell>
          <table:table-cell table:style-name="ce8" table:formula="of:=AVERAGE([.M4:.M9])" office:value-type="float" office:value="3.51067174607951" calcext:value-type="float">
            <text:p>3.51</text:p>
          </table:table-cell>
          <table:table-cell table:style-name="ce8" table:formula="of:=AVERAGE([.N4:.N9])" office:value-type="float" office:value="46061.9583333333" calcext:value-type="float">
            <text:p>46061.96</text:p>
          </table:table-cell>
          <table:table-cell table:style-name="ce8" table:formula="of:=AVERAGE([.O4:.O9])" office:value-type="float" office:value="4.31975042522564" calcext:value-type="float">
            <text:p>4.32</text:p>
          </table:table-cell>
          <table:table-cell table:style-name="ce8" table:formula="of:=AVERAGE([.P4:.P9])" office:value-type="float" office:value="29092.2083333333" calcext:value-type="float">
            <text:p>29092.21</text:p>
          </table:table-cell>
          <table:table-cell table:style-name="ce8" table:formula="of:=AVERAGE([.Q4:.Q9])" office:value-type="float" office:value="6.49083495025161" calcext:value-type="float">
            <text:p>6.49</text:p>
          </table:table-cell>
          <table:table-cell table:style-name="ce8" table:formula="of:=AVERAGE([.R4:.R9])" office:value-type="float" office:value="29331.625" calcext:value-type="float">
            <text:p>29331.63</text:p>
          </table:table-cell>
          <table:table-cell table:style-name="ce8" table:formula="of:=AVERAGE([.S4:.S9])" office:value-type="float" office:value="6.30500175632456" calcext:value-type="float">
            <text:p>6.31</text:p>
          </table:table-cell>
          <table:table-cell table:style-name="ce8" table:formula="of:=AVERAGE([.T4:.T9])" office:value-type="float" office:value="162858.708333333" calcext:value-type="float">
            <text:p>162858.71</text:p>
          </table:table-cell>
          <table:table-cell table:style-name="ce8" table:formula="of:=AVERAGE([.U4:.U9])" office:value-type="float" office:value="1.33340759428558" calcext:value-type="float">
            <text:p>1.33</text:p>
          </table:table-cell>
          <table:table-cell table:style-name="ce8" table:formula="of:=AVERAGE([.V4:.V9])" office:value-type="float" office:value="84450" calcext:value-type="float">
            <text:p>84450.00</text:p>
          </table:table-cell>
          <table:table-cell table:style-name="ce8" table:formula="of:=AVERAGE([.W4:.W9])" office:value-type="float" office:value="2.48500037780101" calcext:value-type="float">
            <text:p>2.49</text:p>
          </table:table-cell>
          <table:table-cell table:style-name="ce8" table:formula="of:=AVERAGE([.X4:.X9])" office:value-type="float" office:value="58500.6666666667" calcext:value-type="float">
            <text:p>58500.67</text:p>
          </table:table-cell>
          <table:table-cell table:style-name="ce8" table:formula="of:=AVERAGE([.Y4:.Y9])" office:value-type="float" office:value="3.49957733027245" calcext:value-type="float">
            <text:p>3.50</text:p>
          </table:table-cell>
          <table:table-cell table:style-name="ce8" table:formula="of:=AVERAGE([.Z4:.Z9])" office:value-type="float" office:value="46031.2916666667" calcext:value-type="float">
            <text:p>46031.29</text:p>
          </table:table-cell>
          <table:table-cell table:style-name="ce8" table:formula="of:=AVERAGE([.AA4:.AA9])" office:value-type="float" office:value="4.30824526642728" calcext:value-type="float">
            <text:p>4.31</text:p>
          </table:table-cell>
          <table:table-cell table:style-name="ce8" table:formula="of:=AVERAGE([.AB4:.AB9])" office:value-type="float" office:value="29012.5833333333" calcext:value-type="float">
            <text:p>29012.58</text:p>
          </table:table-cell>
          <table:table-cell table:style-name="ce8" table:formula="of:=AVERAGE([.AC4:.AC9])" office:value-type="float" office:value="6.48520777089705" calcext:value-type="float">
            <text:p>6.49</text:p>
          </table:table-cell>
          <table:table-cell table:style-name="ce8" table:formula="of:=AVERAGE([.AD4:.AD9])" office:value-type="float" office:value="29411.7083333333" calcext:value-type="float">
            <text:p>29411.71</text:p>
          </table:table-cell>
          <table:table-cell table:style-name="ce8" table:formula="of:=AVERAGE([.AE4:.AE9])" office:value-type="float" office:value="6.30735015618383" calcext:value-type="float">
            <text:p>6.31</text:p>
          </table:table-cell>
          <table:table-cell table:style-name="ce8" table:number-columns-repeated="99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409016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3-08-12T16:02:52</meta:creation-date>
    <dc:date>2013-09-18T14:02:32.185223037</dc:date>
    <dc:creator>nothwestern </dc:creator>
    <meta:editing-duration>PT3H5M23S</meta:editing-duration>
    <meta:editing-cycles>68</meta:editing-cycles>
    <meta:generator>LibreOffice/4.1.1.2$Linux_X86_64 LibreOffice_project/410m0$Build-2</meta:generator>
    <meta:document-statistic meta:table-count="1" meta:cell-count="309" meta:object-count="0"/>
  </office:meta>
</office:document-meta>
</file>